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31H50M53.43S" calcext:value-type="time">
            <text:p>331:50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08M28.454S" calcext:value-type="time">
            <text:p>05:08 PM</text:p>
          </table:table-cell>
          <table:table-cell table:style-name="ce18" table:formula="of:=IF([.G65]-[.F65] &gt; 0; [.G65]-[.F65]; 0)" office:value-type="time" office:time-value="PT02H35M15.759S" calcext:value-type="time">
            <text:p>02:35</text:p>
          </table:table-cell>
          <table:table-cell table:style-name="ce18" table:formula="of:=[.D65]+[.H65]" office:value-type="time" office:time-value="PT07H44M16.983S" calcext:value-type="time">
            <text:p>07:4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17M35.443S" calcext:value-type="time">
            <text:p>32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39:39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5T16:38:38.073000000</dc:date>
    <dc:creator>Benjamin Laws</dc:creator>
    <meta:editing-duration>P13DT1H10M50S</meta:editing-duration>
    <meta:editing-cycles>359</meta:editing-cycles>
    <meta:generator>LibreOffice/7.1.8.1$Windows_X86_64 LibreOffice_project/e1f30c802c3269a1d052614453f260e49458c82c</meta:generator>
    <meta:document-statistic meta:table-count="2" meta:cell-count="551" meta:object-count="0"/>
  </office:meta>
</office:document-meta>
</file>